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 svg:font-family="Apt"/>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Bebas Neue" svg:font-family="'Bebas Neue'"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pt"/>
    </style:style>
    <style:style style:name="P2" style:family="paragraph" style:parent-style-name="Standard">
      <style:text-properties style:font-name="Apt" fo:font-size="12pt" style:text-underline-style="solid" style:text-underline-width="auto" style:text-underline-color="font-color" officeooo:rsid="001706c7" officeooo:paragraph-rsid="001706c7" style:font-size-asian="12pt" style:font-size-complex="12pt"/>
    </style:style>
    <style:style style:name="P3" style:family="paragraph" style:parent-style-name="Standard">
      <style:text-properties style:font-name="Apt" fo:font-size="12pt" style:text-underline-style="solid" style:text-underline-width="auto" style:text-underline-color="font-color" officeooo:rsid="0016c9ad" officeooo:paragraph-rsid="0016c9ad" style:font-size-asian="12pt" style:font-size-complex="12pt"/>
    </style:style>
    <style:style style:name="P4" style:family="paragraph" style:parent-style-name="Text_20_body">
      <style:text-properties style:font-name="Apt" fo:font-size="12pt" style:text-underline-style="solid" style:text-underline-width="auto" style:text-underline-color="font-color" officeooo:rsid="0017182b" officeooo:paragraph-rsid="0017182b" style:font-size-asian="12pt" style:font-size-complex="12pt"/>
    </style:style>
    <style:style style:name="P5" style:family="paragraph" style:parent-style-name="Text_20_body">
      <style:paragraph-properties fo:margin-left="0in" fo:margin-right="0in" fo:margin-top="0in" fo:margin-bottom="0in" style:contextual-spacing="false" fo:text-indent="0in" style:auto-text-indent="false"/>
      <style:text-properties style:font-name="Apt" fo:font-size="12pt" style:text-underline-style="solid" style:text-underline-width="auto" style:text-underline-color="font-color" officeooo:rsid="00173b4b" officeooo:paragraph-rsid="00173b4b" style:font-size-asian="12pt" style:font-size-complex="12pt"/>
    </style:style>
    <style:style style:name="P6" style:family="paragraph" style:parent-style-name="Standard">
      <style:text-properties style:font-name="Apt" fo:font-size="12pt" style:font-size-asian="12pt" style:font-size-complex="12pt"/>
    </style:style>
    <style:style style:name="P7" style:family="paragraph" style:parent-style-name="Text_20_body">
      <style:text-properties style:font-name="Apt" fo:font-size="12pt" officeooo:rsid="0012e6fb" officeooo:paragraph-rsid="0012e6fb" style:font-size-asian="12pt" style:font-size-complex="12pt"/>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Apt" fo:font-size="12pt" officeooo:rsid="0012e6fb" officeooo:paragraph-rsid="0012e6fb" style:font-size-asian="12pt" style:font-size-complex="12pt"/>
    </style:style>
    <style:style style:name="P9" style:family="paragraph" style:parent-style-name="Text_20_body">
      <style:paragraph-properties fo:margin-left="0in" fo:margin-right="0in" fo:margin-top="0in" fo:margin-bottom="0in" style:contextual-spacing="false" fo:text-indent="0in" style:auto-text-indent="false"/>
      <style:text-properties style:font-name="Apt" fo:font-size="12pt" officeooo:rsid="001341de" officeooo:paragraph-rsid="001341de" style:font-size-asian="12pt" style:font-size-complex="12pt"/>
    </style:style>
    <style:style style:name="P10" style:family="paragraph" style:parent-style-name="Standard">
      <style:text-properties style:font-name="Apt" officeooo:paragraph-rsid="001417ce"/>
    </style:style>
    <style:style style:name="P11" style:family="paragraph" style:parent-style-name="Standard">
      <style:text-properties style:font-name="Apt" style:text-underline-style="none" officeooo:rsid="0016c9ad" officeooo:paragraph-rsid="0016c9ad"/>
    </style:style>
    <style:style style:name="P12" style:family="paragraph" style:parent-style-name="Text_20_body">
      <style:paragraph-properties fo:margin-left="0in" fo:margin-right="0in" fo:margin-top="0in" fo:margin-bottom="0in" style:contextual-spacing="false" fo:text-indent="0in" style:auto-text-indent="false"/>
      <style:text-properties style:font-name="Apt"/>
    </style:style>
    <style:style style:name="P13" style:family="paragraph" style:parent-style-name="Text_20_body">
      <style:paragraph-properties fo:margin-left="0in" fo:margin-right="0in" fo:margin-top="0in" fo:margin-bottom="0in" style:contextual-spacing="false" fo:text-indent="0in" style:auto-text-indent="false"/>
      <style:text-properties style:font-name="Apt" officeooo:paragraph-rsid="0012e6fb"/>
    </style:style>
    <style:style style:name="P14" style:family="paragraph" style:parent-style-name="Text_20_body">
      <style:paragraph-properties fo:margin-left="0in" fo:margin-right="0in" fo:margin-top="0in" fo:margin-bottom="0in" style:contextual-spacing="false" fo:text-indent="0in" style:auto-text-indent="false"/>
      <style:text-properties style:font-name="Apt" officeooo:rsid="0012e6fb" officeooo:paragraph-rsid="0012e6fb"/>
    </style:style>
    <style:style style:name="P15" style:family="paragraph" style:parent-style-name="Text_20_body">
      <style:paragraph-properties fo:margin-left="0in" fo:margin-right="0in" fo:margin-top="0in" fo:margin-bottom="0in" style:contextual-spacing="false" fo:text-indent="0in" style:auto-text-indent="false"/>
      <style:text-properties style:font-name="Apt" officeooo:rsid="001341de" officeooo:paragraph-rsid="001341de"/>
    </style:style>
    <style:style style:name="P16" style:family="paragraph" style:parent-style-name="Standard">
      <style:text-properties style:font-name="Apt" fo:font-size="22pt" style:text-underline-style="solid" style:text-underline-width="auto" style:text-underline-color="font-color" style:font-size-asian="22pt" style:font-size-complex="22pt"/>
    </style:style>
    <style:style style:name="P17" style:family="paragraph" style:parent-style-name="Standard">
      <style:text-properties style:font-name="Apt" fo:font-size="18pt" style:text-underline-style="solid" style:text-underline-width="auto" style:text-underline-color="font-color" style:font-size-asian="18pt" style:font-size-complex="18pt"/>
    </style:style>
    <style:style style:name="P18" style:family="paragraph" style:parent-style-name="Standard">
      <style:text-properties style:font-name="Apt" fo:font-size="12pt" style:text-underline-style="solid" style:text-underline-width="auto" style:text-underline-color="font-color" officeooo:rsid="001417ce" officeooo:paragraph-rsid="001417ce" style:font-size-asian="12pt" style:font-size-complex="12pt"/>
    </style:style>
    <style:style style:name="P19" style:family="paragraph" style:parent-style-name="Standard">
      <style:text-properties style:font-name="Apt" fo:font-size="12pt" style:font-size-asian="12pt" style:font-size-complex="12pt"/>
    </style:style>
    <style:style style:name="P20" style:family="paragraph" style:parent-style-name="Standard">
      <style:text-properties style:font-name="Apt" fo:font-size="12pt" officeooo:paragraph-rsid="001417ce" style:font-size-asian="12pt" style:font-size-complex="12pt"/>
    </style:style>
    <style:style style:name="P21" style:family="paragraph" style:parent-style-name="Text_20_body" style:list-style-name="L1">
      <style:paragraph-properties fo:margin-left="0in" fo:margin-right="0in" fo:margin-top="0in" fo:margin-bottom="0in" style:contextual-spacing="false" fo:text-indent="0in" style:auto-text-indent="false"/>
    </style:style>
    <style:style style:name="P22" style:family="paragraph" style:parent-style-name="Text_20_body" style:list-style-name="L1">
      <style:paragraph-properties fo:margin-left="0in" fo:margin-right="0in" fo:margin-top="0in" fo:margin-bottom="0in" style:contextual-spacing="false" fo:text-indent="0in" style:auto-text-indent="false"/>
      <style:text-properties style:font-name="Apt"/>
    </style:style>
    <style:style style:name="P23" style:family="paragraph" style:parent-style-name="Text_20_body">
      <style:paragraph-properties fo:margin-left="0in" fo:margin-right="0in" fo:margin-top="0in" fo:margin-bottom="0in" style:contextual-spacing="false" fo:text-indent="0in" style:auto-text-indent="false"/>
      <style:text-properties style:font-name="Apt" officeooo:rsid="0012e6fb" officeooo:paragraph-rsid="0012e6fb"/>
    </style:style>
    <style:style style:name="P24" style:family="paragraph" style:parent-style-name="Text_20_body">
      <style:paragraph-properties fo:margin-left="0in" fo:margin-right="0in" fo:margin-top="0in" fo:margin-bottom="0in" style:contextual-spacing="false" fo:text-indent="0in" style:auto-text-indent="false"/>
      <style:text-properties style:font-name="Apt" fo:font-size="12pt" officeooo:rsid="001341de" officeooo:paragraph-rsid="00192789" style:font-size-asian="12pt" style:font-size-complex="12pt"/>
    </style:style>
    <style:style style:name="P25" style:family="paragraph" style:parent-style-name="Text_20_body">
      <style:paragraph-properties fo:margin-left="0in" fo:margin-right="0in" fo:margin-top="0in" fo:margin-bottom="0in" style:contextual-spacing="false" fo:text-indent="0in" style:auto-text-indent="false"/>
      <style:text-properties style:font-name="Apt" fo:font-size="12pt" style:text-underline-style="none" officeooo:rsid="00192789" officeooo:paragraph-rsid="00192789"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12e6fb" style:font-size-asian="12pt" style:font-size-complex="12pt"/>
    </style:style>
    <style:style style:name="T3" style:family="text">
      <style:text-properties fo:font-size="12pt" officeooo:rsid="001417ce" style:font-size-asian="12pt" style:font-size-complex="12pt"/>
    </style:style>
    <style:style style:name="T4" style:family="text">
      <style:text-properties fo:font-size="12pt" officeooo:rsid="0015ce91" style:font-size-asian="12pt" style:font-size-complex="12pt"/>
    </style:style>
    <style:style style:name="T5" style:family="text">
      <style:text-properties officeooo:rsid="0012e6fb"/>
    </style:style>
    <style:style style:name="T6" style:family="text">
      <style:text-properties officeooo:rsid="001341de"/>
    </style:style>
    <style:style style:name="T7" style:family="text">
      <style:text-properties officeooo:rsid="001417ce"/>
    </style:style>
    <style:style style:name="T8" style:family="text">
      <style:text-properties fo:font-size="18pt" style:text-underline-style="solid" style:text-underline-width="auto" style:text-underline-color="font-color" style:font-size-asian="18pt" style:font-size-complex="18pt"/>
    </style:style>
    <style:style style:name="T9" style:family="text">
      <style:text-properties style:font-name="Apt"/>
    </style:style>
    <style:style style:name="T10" style:family="text">
      <style:text-properties style:font-name="Apt" fo:background-color="transparent" loext:char-shading-value="0"/>
    </style:style>
    <style:style style:name="T11" style:family="text">
      <style:text-properties style:text-underline-style="solid" style:text-underline-width="auto" style:text-underline-color="font-color" officeooo:rsid="0017182b"/>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ocumentation Technique</text:p>
      <text:p text:style-name="P17">Spécifications techniques</text:p>
      <text:p text:style-name="P18">Langage et bibliothèques utilisées :</text:p>
      <text:p text:style-name="P1"><text:span text:style-name="T1">Le programme est basé sur Python. Il est compatible avec Python 3.9 et plus . Les </text:span><text:span text:style-name="T3">bibliothèques</text:span><text:span text:style-name="T1"> importés et essentiels au bon fonctionnement du projet sont pygame </text:span><text:span text:style-name="T3">version 2.3.0 </text:span><text:span text:style-name="T4">obligatoirement (les versions superieures créent un bug audio)</text:span><text:span text:style-name="T1">, PyTMX, pyscroll et moviepy. Les versions requises pour chacun de ces modules sont précisées dans le fichier re</text:span><text:span text:style-name="T2">q</text:span><text:span text:style-name="T1">uirements.txt</text:span></text:p>
      <text:p text:style-name="P1"><text:span text:style-name="T1">Lors de l’exécution du programme, le fichier main.py crée une instance de </text:span><text:span text:style-name="T2">l</text:span><text:span text:style-name="T1">a classe Game qui gère la boucle de jeu et les touches pressées par le joueur. Selon les touches pressées et les évènements du jeu (collisions, etc…), la classe Game fait appel à d’autres classes présentes dans les autres fichiers python.</text:span></text:p>
      <text:p text:style-name="P1"><text:span text:style-name="T1"/></text:p>
      <text:p text:style-name="P2">Choix techniques et format de stockage :</text:p>
      <text:p text:style-name="P6">Pour stocker les données nécessaires au bon fonctionnement du jeu, nous avons créé un dossier  « assets » dans lequel nous avons placé les images, sons et vidéos que nous utilisons. Pour le système de sauvegarde, nous avons utilisé une base de données SQLite. Chaque base de données correspond à une sauvegarde. Lors de la création d’une nouvelle sauvegarde, cette dernière est une copie de base.db. Il ne faut surtout pas supprimer ce fichier, sans quoi il deviendrait impossible de créer une nouvelle sauvegarde !!</text:p>
      <text:p text:style-name="P1"><text:span text:style-name="T1"/></text:p>
      <text:p text:style-name="P18">Architecture ;</text:p>
      <text:p text:style-name="P20">Pour l’arborescence, tous les fichiers nécessaires au bon fonctionnement du projet sont dans le dossier « sources » qui contient les fichiers python, le dossier « assets » et un dossier « databases » qui contient les bases de données.</text:p>
      <text:p text:style-name="P10"><text:span text:style-name="T1"/></text:p>
      <text:p text:style-name="P3">Matériel nécessaires:</text:p>
      <text:p text:style-name="P11"><text:span text:style-name="T1">Un ordinateur avec Python 3.9 ou plus et les bonnes bibliothèques</text:span><text:tab/></text:p>
      <text:p text:style-name="P6"/>
      <text:p text:style-name="P1"><text:soft-page-break/><text:span text:style-name="T8">Spécifications fonctionnelles</text:span></text:p>
      <text:p text:style-name="P4">Guide d’installation :</text:p>
      <text:p text:style-name="P7">Afin de jouer il vous faut:</text:p>
      <text:list text:style-name="L1">
        <text:list-item>
          <text:p text:style-name="P22"><text:s/>cloner le repository sur votre machine ou télécharger le .zip</text:p>
        </text:list-item>
        <text:list-item>
          <text:p text:style-name="P21"><text:span text:style-name="T9"><text:s/>Avoir Python 3.9 ou plus d'installé sur votre machine --&gt; </text:span><text:a xlink:type="simple" xlink:href="https://www.python.org/downloads/" text:style-name="Internet_20_link" text:visited-style-name="Visited_20_Internet_20_Link"><text:span text:style-name="T10">Télécharger</text:span></text:a></text:p>
        </text:list-item>
        <text:list-item>
          <text:p text:style-name="P22"><text:s/>In<text:span text:style-name="T5">s</text:span>taller les modules présents dans le fichier requirements.txt à la main ou en ouvrant un terminal de commande et en exécutant "cd chemin/vers/projet" puis "pip install -r requirements.txt"</text:p>
        </text:list-item>
        <text:list-item>
          <text:p text:style-name="P22"><text:s/>Exécuter le fichier intitulé "main.py" situé dans le dossier "sources". Pour <text:span text:style-name="T5">s</text:span>e faire, vous pouvez ouvrir le projet dans un IDE et exécuter le fichier ou bien ouvrir un terminal de commande et exécuter "cd chemin/vers/dossier/sources" puis "python main.py" sur Windows ou "python3 main.py" sur Linux.</text:p>
        </text:list-item>
      </text:list>
      <text:p text:style-name="P13"><text:line-break/><text:span text:style-name="T11">Guide d’utilisation :</text:span></text:p>
      <text:p text:style-name="P14">En jeu, certaines touches déclenches certaines actions :</text:p>
      <text:p text:style-name="P12"><text:tab/>- <text:span text:style-name="T5">les flèches directionnelles servent a se déplacer</text:span></text:p>
      <text:p text:style-name="P12"><text:tab/>- ‘<text:span text:style-name="T5">s</text:span>’ <text:span text:style-name="T5">effectue une sauvegarde de la position du joueur sur la map</text:span></text:p>
      <text:p text:style-name="P14">En combat :</text:p>
      <text:p text:style-name="P14"><text:tab/>- ‘a’ permet de fuir le combat</text:p>
      <text:p text:style-name="P14"><text:tab/>- ‘1’, ‘2’, ‘3’, et‘4’ permettent d’utiliser les attaques du pokemon</text:p>
      <text:p text:style-name="P14"><text:tab/>- ‘<text:span text:style-name="T6">5</text:span>’ <text:span text:style-name="T6">permet d’essayer de capturer le pokemon adverse</text:span></text:p>
      <text:p text:style-name="P15">En menu :</text:p>
      <text:p text:style-name="P15"><text:tab/>- ‘suppr’ permet de supprimer la sauvegarde sélectionnée</text:p>
      <text:p text:style-name="P15"><text:tab/>- ‘enter’ permet de lancer la sauvegarde sélectionnée</text:p>
      <text:p text:style-name="P8"/>
      <text:p text:style-name="P5">Fonctionnalités ;</text:p>
      <text:p text:style-name="P25">Il est possible de se déplacer en jeu et ainsi de passer d’une carte a l’autre. On peut rentrer dans toutes les maisons qui possèdent une porte. Lorsque l’on rentre dans des hautes herbes, il est possible de rencontrer un pokemon sauvage ce qui lance le joueur dans un combat dans lequel il devra utiliser les capacités de son pokemon pour battre le pokemon adverse.</text:p>
      <text:p text:style-name="P24"/>
      <text:p text:style-name="P9">Lorsque l’on est en combat pokemon, il n’est pas possible de changer de pokemon ; ce changement s’effectue automatiquement lorsque votre pokemon actif est mis ko. Si jamais tout vos pokemons sont mis ko, vous êtes renvoyés chez votre mère et vos pokemons sont soignés. <text:span text:style-name="T7">Si vous rentrez dans un pokecentre, vos pokemons sont automatiquement soignés sans a voir besoin de parler a l’infirmière. Dans certaines arènes vous rencontrerez des mécaniques de jeu différentes a celles habituelles, par </text:span><text:soft-page-break/><text:span text:style-name="T7">exemple lorsque vous marchez sur de la glace, vous ne contrôlez plus vos mouvemen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 svg:font-family="Apt"/>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Bebas Neue" svg:font-family="'Bebas Neue'"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US"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fr" fo:country="F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fo:language="fr" fo:country="FR"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fo:language="fr" fo:country="FR"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fo:language="fr" fo:country="FR"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language="fr" fo:country="FR"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fo:language="fr" fo:country="FR"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language="fr" fo:country="FR"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fo:language="fr" fo:country="FR"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language="fr" fo:country="FR"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fo:language="fr" fo:country="FR"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fo:language="fr" fo:country="FR"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fo:language="fr" fo:country="FR"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language="fr" fo:country="FR"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language="fr" fo:country="FR"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lexis Mengual</meta:initial-creator>
    <meta:editing-cycles>26</meta:editing-cycles>
    <meta:creation-date>2024-03-27T10:12:00</meta:creation-date>
    <dc:date>2024-03-28T12:37:07.233000000</dc:date>
    <meta:editing-duration>PT1H5M46S</meta:editing-duration>
    <meta:generator>LibreOffice/24.2.0.3$Windows_X86_64 LibreOffice_project/da48488a73ddd66ea24cf16bbc4f7b9c08e9bea1</meta:generator>
    <meta:document-statistic meta:table-count="0" meta:image-count="0" meta:object-count="0" meta:page-count="3" meta:paragraph-count="32" meta:word-count="615" meta:character-count="3803" meta:non-whitespace-character-count="3211"/>
    <meta:user-defined meta:name="AppVersion">16.0000</meta:user-defined>
    <meta:template xlink:type="simple" xlink:actuate="onRequest" xlink:title="Normal.dotm" xlink:href=""/>
  </office:meta>
</office:document-meta>
</file>